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 officeooo:paragraph-rsid="001730dd"/>
    </style:style>
    <style:style style:name="P3" style:family="paragraph" style:parent-style-name="Table_20_Contents">
      <style:text-properties officeooo:rsid="0019b66c" officeooo:paragraph-rsid="0019b66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730dd" officeooo:paragraph-rsid="001e6a30"/>
    </style:style>
    <style:style style:name="P7" style:family="paragraph" style:parent-style-name="Azione_20_attore" style:list-style-name="Numerazione_20_UC">
      <style:text-properties officeooo:paragraph-rsid="0019b66c"/>
    </style:style>
    <style:style style:name="P8" style:family="paragraph" style:parent-style-name="Azione_20_attore" style:list-style-name="Numerazione_20_UC">
      <style:text-properties officeooo:rsid="00192e25" officeooo:paragraph-rsid="0019b66c"/>
    </style:style>
    <style:style style:name="P9" style:family="paragraph" style:parent-style-name="Azione_20_attore" style:list-style-name="Numerazione_20_UC">
      <style:text-properties officeooo:rsid="001b317f" officeooo:paragraph-rsid="001b317f"/>
    </style:style>
    <style:style style:name="P10" style:family="paragraph" style:parent-style-name="Azione_20_attore" style:list-style-name="L1">
      <style:text-properties officeooo:rsid="001ccbd5" officeooo:paragraph-rsid="001e6a30"/>
    </style:style>
    <style:style style:name="P11" style:family="paragraph" style:parent-style-name="Azione_20_attore">
      <style:text-properties officeooo:rsid="001ccbd5" officeooo:paragraph-rsid="001e6a30"/>
    </style:style>
    <style:style style:name="P12" style:family="paragraph" style:parent-style-name="Azione_20_attore" style:list-style-name="Numerazione_20_UC">
      <style:paragraph-properties fo:margin-left="-0.004cm" fo:margin-right="0.028cm" fo:text-indent="-0.062cm" style:auto-text-indent="false">
        <style:tab-stops/>
      </style:paragraph-properties>
      <style:text-properties officeooo:rsid="0019b66c" officeooo:paragraph-rsid="0019b66c"/>
    </style:style>
    <style:style style:name="P13" style:family="paragraph" style:parent-style-name="Azione_20_attore" style:list-style-name="L2">
      <style:paragraph-properties fo:margin-left="0.868cm" fo:margin-right="-0.035cm" fo:text-indent="-0.74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ccbd5" officeooo:paragraph-rsid="001e6a30"/>
    </style:style>
    <style:style style:name="P14" style:family="paragraph" style:parent-style-name="Azione_20_sistema" style:list-style-name="Numerazione_20_UC">
      <style:text-properties officeooo:paragraph-rsid="0019b66c"/>
    </style:style>
    <style:style style:name="P15" style:family="paragraph" style:parent-style-name="Azione_20_sistema" style:list-style-name="Numerazione_20_UC">
      <style:text-properties officeooo:rsid="001730dd" officeooo:paragraph-rsid="0019b66c"/>
    </style:style>
    <style:style style:name="P16" style:family="paragraph" style:parent-style-name="Azione_20_sistema" style:list-style-name="Numerazione_20_UC">
      <style:text-properties officeooo:rsid="001b317f" officeooo:paragraph-rsid="001b317f"/>
    </style:style>
    <style:style style:name="P17" style:family="paragraph" style:parent-style-name="Azione_20_sistema" style:list-style-name="Numerazione_20_UC">
      <style:text-properties officeooo:rsid="00192e25" officeooo:paragraph-rsid="0019b66c"/>
    </style:style>
    <style:style style:name="P18" style:family="paragraph" style:parent-style-name="Azione_20_sistema" style:list-style-name="L1">
      <style:text-properties officeooo:rsid="001ccbd5" officeooo:paragraph-rsid="001e6a30"/>
    </style:style>
    <style:style style:name="P19" style:family="paragraph" style:parent-style-name="Azione_20_sistema">
      <style:text-properties officeooo:rsid="001ccbd5" officeooo:paragraph-rsid="001e6a30"/>
    </style:style>
    <style:style style:name="P20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92e25" officeooo:paragraph-rsid="0019b66c"/>
    </style:style>
    <style:style style:name="P21" style:family="paragraph" style:parent-style-name="Azione_20_sistema" style:list-style-name="L2">
      <style:paragraph-properties fo:margin-left="1.926cm" fo:margin-right="-0.035cm" fo:text-indent="-0.778cm" style:auto-text-indent="false">
        <style:tab-stops>
          <style:tab-stop style:position="0.497cm"/>
          <style:tab-stop style:position="1.526cm"/>
        </style:tab-stops>
      </style:paragraph-properties>
      <style:text-properties officeooo:rsid="001ccbd5" officeooo:paragraph-rsid="001e6a30"/>
    </style:style>
    <style:style style:name="P22" style:family="paragraph" style:parent-style-name="Azione_20_sistema" style:list-style-name="L2">
      <style:paragraph-properties fo:margin-left="1.988cm" fo:margin-right="-0.035cm" fo:text-indent="-0.716cm" style:auto-text-indent="false">
        <style:tab-stops>
          <style:tab-stop style:position="-0.062cm"/>
          <style:tab-stop style:position="0.497cm"/>
        </style:tab-stops>
      </style:paragraph-properties>
      <style:text-properties officeooo:rsid="001ccbd5" officeooo:paragraph-rsid="001e6a30"/>
    </style:style>
    <style:style style:name="P23" style:family="paragraph" style:parent-style-name="Azione_20_sistema" style:list-style-name="L2">
      <style:paragraph-properties fo:margin-left="1.98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ccbd5" officeooo:paragraph-rsid="001e6a30"/>
    </style:style>
    <style:style style:name="P24" style:family="paragraph" style:parent-style-name="Azione_20_sistema" style:list-style-name="L2">
      <style:paragraph-properties fo:margin-left="1.958cm" fo:margin-right="-0.035cm" fo:text-indent="-0.778cm" style:auto-text-indent="false">
        <style:tab-stops>
          <style:tab-stop style:position="-0.155cm"/>
          <style:tab-stop style:position="0.497cm"/>
        </style:tab-stops>
      </style:paragraph-properties>
      <style:text-properties officeooo:rsid="001ccbd5" officeooo:paragraph-rsid="001e6a30"/>
    </style:style>
    <style:style style:name="T1" style:family="text">
      <style:text-properties officeooo:rsid="0019b66c"/>
    </style:style>
    <style:style style:name="T2" style:family="text">
      <style:text-properties officeooo:rsid="001a8d5b"/>
    </style:style>
    <style:style style:name="T3" style:family="text">
      <style:text-properties officeooo:rsid="001730dd"/>
    </style:style>
    <style:style style:name="T4" style:family="text">
      <style:text-properties officeooo:rsid="00192e25"/>
    </style:style>
    <style:style style:name="T5" style:family="text">
      <style:text-properties officeooo:rsid="001b317f"/>
    </style:style>
    <style:style style:name="T6" style:family="text">
      <style:text-properties officeooo:rsid="001e6a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Pubblicazione Graduat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6">D</text:span><text:span text:style-name="T1">elegato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">delegato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6">i</text:span></text:p>
          </table:table-cell>
          <table:table-cell table:style-name="Tabella33.B2" office:value-type="string">
            <text:list xml:id="list30222037" text:style-name="L2">
              <text:list-item>
                <text:p text:style-name="P13"><text:span text:style-name="T6"><text:s/>L'utente accede alla sezione relativa alla graduatoria.</text:span></text:p>
              </text:list-item>
              <text:list-item>
                <text:p text:style-name="P21"><text:span text:style-name="T6">Il sistema mostra l'interfaccia per il consulto delle domande e per l'assegnazione del punteggio.</text:span></text:p>
              </text:list-item>
              <text:list-item>
                <text:p text:style-name="P13"><text:span text:style-name="T6"><text:s/>L'utente accede alla sezione relativa all'assegnazione punteggio.</text:span></text:p>
              </text:list-item>
              <text:list-item>
                <text:p text:style-name="P22"><text:span text:style-name="T6">Il sistema mostra l'interfaccia di amministrazione relativa all'assegnazione punteggio. Il sistema mostra l'elenco delle domande a cui non è stato ancora assegnato un punteggio.</text:span></text:p>
              </text:list-item>
              <text:list-item>
                <text:p text:style-name="P13"><text:span text:style-name="T6"><text:s/>L'utente effettua la selezione della prima domanda</text:span></text:p>
              </text:list-item>
              <text:list-item>
                <text:p text:style-name="P23"><text:span text:style-name="T6">Il sistema chiede di inserire il punteggio.</text:span></text:p>
              </text:list-item>
              <text:list-item>
                <text:p text:style-name="P13"><text:span text:style-name="T6"><text:s/>L'utente inserisce il punteggio(intero).L'utente sottomette l'inserimento.</text:span></text:p>
              </text:list-item>
              <text:list-item>
                <text:p text:style-name="P24"><text:span text:style-name="T6">Il sistema chiede all'utente un messaggio di conferma dell'operazione.</text:span></text:p>
              </text:list-item>
              <text:list-item>
                <text:p text:style-name="P13"><text:span text:style-name="T6"><text:s/>L'utente dà al sistema ulteriore conferma dell'operazione.</text:span></text:p>
              </text:list-item>
              <text:list-item>
                <text:p text:style-name="P23"><text:span text:style-name="T6">Il sistema esegue l'operazione e dà notifica di avvenuto inserimento della domanda nella graduatoria. Il sistema controlla la graduatoria e inserisce la domanda nell posizione adeguat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confermato l'operazione ed i dati sono stati aggiornati all'interno del sistema OR </text:p>
            <text:p text:style-name="P2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I. L'operazione non è andata a buon fine per un errore del sistema; viene visualizzato un messaggio di errore.</text:p>
            <text:p text:style-name="P2">II. Non è possibile completare l'operazione in quanto non è <text:span text:style-name="T5">stato </text:span>inserit<text:span text:style-name="T5">o</text:span> <text:span text:style-name="T5">un numero valido</text:span>; viene visualizzato un messaggio d'errore che esorta l'utente a ricontrollare i dati inseriti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operazione di aggiunta non deve richiedere più di 5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6</meta:editing-cycles>
    <meta:generator>LibreOffice/3.6$Windows_x86 LibreOffice_project/da8c1e6-fd468f4-454e206-f42a4a9-143cfd</meta:generator>
    <dc:date>2012-10-22T10:14:23.94</dc:date>
    <meta:document-statistic meta:table-count="1" meta:image-count="0" meta:object-count="0" meta:page-count="1" meta:paragraph-count="27" meta:word-count="239" meta:character-count="1677" meta:non-whitespace-character-count="1468"/>
  </office:meta>
</office:document-meta>
</file>